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ndard Symbols L" svg:font-family="'Standard Symbols L'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4a7b"/>
    </style:style>
    <style:style style:name="P2" style:family="paragraph" style:parent-style-name="Standard">
      <style:text-properties officeooo:paragraph-rsid="00035ead"/>
    </style:style>
    <style:style style:name="P3" style:family="paragraph" style:parent-style-name="Standard">
      <style:text-properties officeooo:paragraph-rsid="0003bc20"/>
    </style:style>
    <style:style style:name="P4" style:family="paragraph" style:parent-style-name="Standard">
      <style:text-properties fo:font-style="normal" style:text-underline-style="none" officeooo:paragraph-rsid="0003bc2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paragraph-rsid="0006c3dd" style:font-style-asian="normal" style:font-style-complex="normal"/>
    </style:style>
    <style:style style:name="P6" style:family="paragraph" style:parent-style-name="Standard">
      <style:text-properties officeooo:paragraph-rsid="00059307"/>
    </style:style>
    <style:style style:name="P7" style:family="paragraph" style:parent-style-name="Standard">
      <style:text-properties officeooo:paragraph-rsid="0006c3dd"/>
    </style:style>
    <style:style style:name="P8" style:family="paragraph" style:parent-style-name="Standard">
      <style:text-properties officeooo:paragraph-rsid="00078cae"/>
    </style:style>
    <style:style style:name="P9" style:family="paragraph" style:parent-style-name="Standard">
      <style:text-properties officeooo:paragraph-rsid="00091028"/>
    </style:style>
    <style:style style:name="P10" style:family="paragraph" style:parent-style-name="Standard">
      <style:text-properties officeooo:paragraph-rsid="0009472b"/>
    </style:style>
    <style:style style:name="P11" style:family="paragraph" style:parent-style-name="Standard">
      <style:text-properties officeooo:paragraph-rsid="000b245a"/>
    </style:style>
    <style:style style:name="P12" style:family="paragraph" style:parent-style-name="Standard">
      <style:text-properties officeooo:paragraph-rsid="000cf04f"/>
    </style:style>
    <style:style style:name="P13" style:family="paragraph" style:parent-style-name="Standard">
      <style:text-properties officeooo:paragraph-rsid="000d4b81"/>
    </style:style>
    <style:style style:name="P14" style:family="paragraph" style:parent-style-name="Standard">
      <style:text-properties officeooo:paragraph-rsid="000e8041"/>
    </style:style>
    <style:style style:name="P15" style:family="paragraph" style:parent-style-name="Standard">
      <style:text-properties officeooo:paragraph-rsid="000ea702"/>
    </style:style>
    <style:style style:name="T1" style:family="text">
      <style:text-properties officeooo:rsid="00034a7b"/>
    </style:style>
    <style:style style:name="T2" style:family="text">
      <style:text-properties fo:font-style="italic" officeooo:rsid="00034a7b" style:font-style-asian="italic" style:font-style-complex="italic"/>
    </style:style>
    <style:style style:name="T3" style:family="text">
      <style:text-properties fo:font-style="italic" officeooo:rsid="00035ead" style:font-style-asian="italic" style:font-style-complex="italic"/>
    </style:style>
    <style:style style:name="T4" style:family="text">
      <style:text-properties fo:font-style="italic" officeooo:rsid="0003bc20" style:font-style-asian="italic" style:font-style-complex="italic"/>
    </style:style>
    <style:style style:name="T5" style:family="text">
      <style:text-properties fo:font-style="italic" officeooo:rsid="00059307" style:font-style-asian="italic" style:font-style-complex="italic"/>
    </style:style>
    <style:style style:name="T6" style:family="text">
      <style:text-properties fo:font-style="italic" officeooo:rsid="0006c3dd" style:font-style-asian="italic" style:font-style-complex="italic"/>
    </style:style>
    <style:style style:name="T7" style:family="text">
      <style:text-properties fo:font-style="italic" officeooo:rsid="00078cae" style:font-style-asian="italic" style:font-style-complex="italic"/>
    </style:style>
    <style:style style:name="T8" style:family="text">
      <style:text-properties fo:font-style="italic" officeooo:rsid="0009472b" style:font-style-asian="italic" style:font-style-complex="italic"/>
    </style:style>
    <style:style style:name="T9" style:family="text">
      <style:text-properties fo:font-style="italic" officeooo:rsid="000e8041" style:font-style-asian="italic" style:font-style-complex="italic"/>
    </style:style>
    <style:style style:name="T10" style:family="text">
      <style:text-properties fo:font-style="italic" fo:font-weight="normal" officeooo:rsid="0009102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9472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a702" style:font-style-asian="italic" style:font-weight-asian="normal" style:font-style-complex="italic" style:font-weight-complex="normal"/>
    </style:style>
    <style:style style:name="T13" style:family="text">
      <style:text-properties fo:font-weight="bold" officeooo:rsid="00034a7b" style:font-weight-asian="bold" style:font-weight-complex="bold"/>
    </style:style>
    <style:style style:name="T14" style:family="text">
      <style:text-properties fo:font-weight="bold" officeooo:rsid="00035ead" style:font-weight-asian="bold" style:font-weight-complex="bold"/>
    </style:style>
    <style:style style:name="T15" style:family="text">
      <style:text-properties fo:font-weight="bold" officeooo:rsid="00041fb7" style:font-weight-asian="bold" style:font-weight-complex="bold"/>
    </style:style>
    <style:style style:name="T16" style:family="text">
      <style:text-properties fo:font-weight="bold" officeooo:rsid="000d4b81" style:font-weight-asian="bold" style:font-weight-complex="bold"/>
    </style:style>
    <style:style style:name="T17" style:family="text">
      <style:text-properties officeooo:rsid="00035ead"/>
    </style:style>
    <style:style style:name="T18" style:family="text">
      <style:text-properties officeooo:rsid="0003bc20"/>
    </style:style>
    <style:style style:name="T19" style:family="text">
      <style:text-properties officeooo:rsid="0006c3dd"/>
    </style:style>
    <style:style style:name="T20" style:family="text">
      <style:text-properties fo:font-style="normal" officeooo:rsid="0009472b" style:font-style-asian="normal" style:font-style-complex="normal"/>
    </style:style>
    <style:style style:name="T21" style:family="text">
      <style:text-properties fo:font-style="normal" officeooo:rsid="000e8041" style:font-style-asian="normal" style:font-style-complex="normal"/>
    </style:style>
    <style:style style:name="T22" style:family="text">
      <style:text-properties officeooo:rsid="00091028"/>
    </style:style>
    <style:style style:name="T23" style:family="text">
      <style:text-properties style:font-name="Standard Symbols L" officeooo:rsid="00091028"/>
    </style:style>
    <style:style style:name="T24" style:family="text">
      <style:text-properties officeooo:rsid="0009472b"/>
    </style:style>
    <style:style style:name="T25" style:family="text">
      <style:text-properties officeooo:rsid="000d4b81"/>
    </style:style>
    <style:style style:name="T26" style:family="text">
      <style:text-properties officeooo:rsid="000e80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quiet_plasma <text:tab/><text:tab/><text:tab/><text:tab/></text:span><text:span text:style-name="T2">quiet_plasma</text:span><text:span text:style-name="T1"></text:span><text:span text:style-name="T2">.F90</text:span></text:p>
      <text:p text:style-name="P11"><text:span text:style-name="T1"></text:span></text:p>
      <text:p text:style-name="P11"><text:span text:style-name="T1"><text:tab/><text:tab/><text:tab/><text:tab/><text:tab/><text:tab/><text:tab/><text:tab/><text:tab/><text:tab/></text:span><text:span text:style-name="T13">Start MPI</text:span></text:p>
      <text:p text:style-name="P1"><text:span text:style-name="T1">– init_all_mpiinfo<text:tab/><text:tab/><text:tab/></text:span><text:span text:style-name="T2">defs_mpitype.F90</text:span></text:p>
      <text:p text:style-name="P1"><text:span text:style-name="T1">– – init_MPI<text:tab/><text:tab/><text:tab/><text:tab/></text:span><text:span text:style-name="T2">defs_mpitype.F90</text:span></text:p>
      <text:p text:style-name="P1"><text:span text:style-name="T1">– – init_mpiinfo<text:tab/><text:tab/><text:tab/></text:span><text:span text:style-name="T2">defs_mpitype.F90</text:span></text:p>
      <text:p text:style-name="P1"><text:span text:style-name="T1">– – voisinage<text:tab/><text:tab/><text:tab/><text:tab/></text:span><text:span text:style-name="T2">defs_mpitype.F90</text:span></text:p>
      <text:p text:style-name="P1"><text:span text:style-name="T1"><text:tab/><text:tab/><text:tab/><text:tab/><text:tab/><text:tab/><text:tab/><text:tab/><text:tab/><text:tab/></text:span><text:span text:style-name="T13">Program start</text:span></text:p>
      <text:p text:style-name="P1"><text:span text:style-name="T1">– time_init<text:tab/><text:tab/><text:tab/><text:tab/></text:span><text:span text:style-name="T2">m_timing.F90</text:span></text:p>
      <text:p text:style-name="P1"><text:span text:style-name="T1">– cmd_line<text:tab/><text:tab/><text:tab/><text:tab/></text:span><text:span text:style-name="T2">m_cmdline.F90</text:span></text:p>
      <text:p text:style-name="P1"><text:span text:style-name="T1">– ncell_compute <text:tab/><text:tab/><text:tab/></text:span><text:span text:style-name="T2">defs_grid.F90</text:span></text:p>
      <text:p text:style-name="P1"><text:span text:style-name="T1">– logo<text:tab/><text:tab/><text:tab/><text:tab/><text:tab/></text:span><text:span text:style-name="T2">m_logo.F90</text:span></text:p>
      <text:p text:style-name="P2"><text:span text:style-name="T1"/></text:p>
      <text:p text:style-name="P2"><text:span text:style-name="T1"><text:tab/><text:tab/><text:tab/><text:tab/><text:tab/><text:tab/><text:tab/><text:tab/><text:tab/><text:tab/></text:span><text:span text:style-name="T14">Load environment</text:span></text:p>
      <text:p text:style-name="P2"><text:span text:style-name="T1">– select_environment<text:tab/><text:tab/><text:tab/></text:span><text:span text:style-name="T2">environment.F90</text:span></text:p>
      <text:p text:style-name="P1"><text:span text:style-name="T1">– ~ alloc_</text:span><text:span text:style-name="T2">planet<text:tab/><text:tab/><text:tab/></text:span><text:span text:style-name="T3">env_planet.F90</text:span></text:p>
      <text:p text:style-name="P2"><text:span text:style-name="T1">– ~ ~ </text:span><text:span text:style-name="T17">allocate_atmosphere<text:tab/><text:tab/></text:span><text:span text:style-name="T3">defs_atmospheretype.F90</text:span></text:p>
      <text:p text:style-name="P1"><text:span text:style-name="T1"/></text:p>
      <text:p text:style-name="P3"><text:span text:style-name="T18">– print_mpiinfo<text:tab/><text:tab/><text:tab/></text:span><text:span text:style-name="T2">defs_mpitype.F90</text:span></text:p>
      <text:p text:style-name="P4"><text:span text:style-name="T18"/></text:p>
      <text:p text:style-name="P4"><text:span text:style-name="T18"><text:tab/><text:tab/><text:tab/><text:tab/><text:tab/><text:tab/><text:tab/><text:tab/><text:tab/><text:tab/></text:span><text:span text:style-name="T15">Initialisation</text:span></text:p>
      <text:p text:style-name="P4"><text:span text:style-name="T18">– allocation<text:tab/><text:tab/><text:tab/><text:tab/></text:span><text:span text:style-name="T4">initialisation.F90</text:span></text:p>
      <text:p text:style-name="P5"><text:span text:style-name="T19">– – alloc_species<text:tab/><text:tab/><text:tab/></text:span><text:span text:style-name="T6">defs_species.F90</text:span></text:p>
      <text:p text:style-name="P5"><text:span text:style-name="T19">– – init_diag_type<text:tab/><text:tab/><text:tab/></text:span><text:span text:style-name="T6">defs_diag_type.F90</text:span></text:p>
      <text:p text:style-name="P5"><text:span text:style-name="T19">– – print_init_infos<text:tab/><text:tab/><text:tab/></text:span><text:span text:style-name="T2">initialisation.F90</text:span></text:p>
      <text:p text:style-name="P5"><text:span text:style-name="T19">– – init_MPI_particle<text:tab/><text:tab/><text:tab/></text:span><text:span text:style-name="T8">defs_particletype.F90</text:span></text:p>
      <text:p text:style-name="P5"><text:span text:style-name="T19">– – smth_init_mpi_planes<text:tab/><text:tab/></text:span><text:span text:style-name="T8">field_lissage.F90</text:span></text:p>
      <text:p text:style-name="P5"><text:span text:style-name="T19">– – bound_init_mpi_planes<text:tab/><text:tab/></text:span><text:span text:style-name="T8">cond_limit.F90</text:span></text:p>
      <text:p text:style-name="P1"><text:span text:style-name="T1">– h3init <text:tab/><text:tab/><text:tab/><text:tab/></text:span><text:span text:style-name="T2">initialisation.F90</text:span></text:p>
      <text:p text:style-name="P14"><text:span text:style-name="T9">– – </text:span><text:span text:style-name="T21">set_tregister<text:tab/><text:tab/><text:tab/></text:span><text:span text:style-name="T9">diag_tregister.F90</text:span></text:p>
      <text:p text:style-name="P10"><text:span text:style-name="T8">– – </text:span><text:span text:style-name="T20">init_species<text:tab/><text:tab/><text:tab/></text:span><text:span text:style-name="T9">environment</text:span><text:span text:style-name="T8">.F90</text:span></text:p>
      <text:p text:style-name="P10"><text:span text:style-name="T8">– – </text:span><text:span text:style-name="T20">print_species</text:span><text:span text:style-name="T8"><text:tab/><text:tab/><text:tab/>defs_species.F90</text:span></text:p>
      <text:p text:style-name="P10"><text:span text:style-name="T24">– – add_b_dipole<text:tab/><text:tab/><text:tab/></text:span><text:span text:style-name="T11">environment.F90;e</text:span><text:span text:style-name="T12">nv_planet.F90</text:span></text:p>
      <text:p text:style-name="P15"><text:span text:style-name="T24">– – add_exosphere<text:tab/><text:tab/><text:tab/></text:span><text:span text:style-name="T11">environment.F90;e</text:span><text:span text:style-name="T12">nv_planet.F90</text:span></text:p>
      <text:p text:style-name="P15"><text:span text:style-name="T24">– – calc_photoproduction<text:tab/><text:tab/></text:span><text:span text:style-name="T11">environment.F90;e</text:span><text:span text:style-name="T12">nv_planet.F90;atm_photoproduction.F90</text:span></text:p>
      <text:p text:style-name="P1"><text:span text:style-name="T1">– – init3 </text:span><text:span text:style-name="T2"><text:tab/><text:tab/><text:tab/><text:tab/>initialisation.F90</text:span></text:p>
      <text:p text:style-name="P7"><text:span text:style-name="T1">– – print_procs_distrib <text:tab/><text:tab/></text:span><text:span text:style-name="T2">initialisation.F90</text:span></text:p>
      <text:p text:style-name="P1"><text:span text:style-name="T1">– – pldf1 <text:tab/><text:tab/><text:tab/><text:tab/></text:span><text:span text:style-name="T6">particle_init.F90</text:span></text:p>
      <text:p text:style-name="P12"><text:span text:style-name="T1">– – bi_max_dib </text:span><text:span text:style-name="T22">(</text:span><text:span text:style-name="T23">´</text:span><text:span text:style-name="T22">ns)</text:span><text:span text:style-name="T1"> </text:span></text:p>
      <text:p text:style-name="P15"><text:span text:style-name="T24">– – add_ionosphere<text:tab/><text:tab/><text:tab/></text:span><text:span text:style-name="T11">environment.F90;e</text:span><text:span text:style-name="T12">nv_planet.F90;atm_ionosphere.F90</text:span></text:p>
      <text:p text:style-name="P8"><text:span text:style-name="T1">– – momtin <text:tab/><text:tab/><text:tab/><text:tab/></text:span><text:span text:style-name="T7">moment</text:span><text:span text:style-name="T6">.F90</text:span></text:p>
      <text:p text:style-name="P8"><text:span text:style-name="T1">– – – Cmtsp3 <text:tab/><text:tab/><text:tab/><text:tab/></text:span><text:span text:style-name="T7">moment</text:span><text:span text:style-name="T6">.F90</text:span></text:p>
      <text:p text:style-name="P1"><text:span text:style-name="T1">– – pecalc <text:tab/><text:tab/><text:tab/><text:tab/></text:span><text:span text:style-name="T2">field_pe.F90</text:span></text:p>
      <text:p text:style-name="P1"><text:span text:style-name="T1">– – ecalc3 <text:tab/><text:tab/><text:tab/><text:tab/></text:span><text:span text:style-name="T2">field_e.F90</text:span></text:p>
      <text:p text:style-name="P9"><text:span text:style-name="T1">– – compute_fluxes </text:span><text:span text:style-name="T22">(</text:span><text:span text:style-name="T23">´</text:span><text:span text:style-name="T22">ns)</text:span><text:span text:style-name="T1"><text:tab/><text:tab/></text:span><text:span text:style-name="T10">m_fluxes.F90</text:span></text:p>
      <text:p text:style-name="P1"><text:span text:style-name="T1"/></text:p>
      <text:p text:style-name="P13"><text:span text:style-name="T1"><text:tab/><text:tab/><text:tab/><text:tab/><text:tab/><text:tab/><text:tab/> <text:s text:c="17"/><text:tab/><text:tab/></text:span><text:span text:style-name="T13">D</text:span><text:span text:style-name="T16">iagnostics</text:span></text:p>
      <text:p text:style-name="P1"><text:span text:style-name="T25">diag_all</text:span></text:p>
      <text:p text:style-name="P1"><text:span text:style-name="T1">– wrt_fields <text:tab/><text:tab/><text:tab/><text:tab/></text:span><text:span text:style-name="T9">diag_fields.F90</text:span></text:p>
      <text:p text:style-name="P1"><text:span text:style-name="T1">– wrt_particles <text:tab/><text:tab/><text:tab/></text:span><text:span text:style-name="T9">diag_particles.F90</text:span></text:p>
      <text:p text:style-name="P1"><text:span text:style-name="T1">– wrt_tm_results <text:tab/><text:tab/><text:tab/></text:span><text:span text:style-name="T9">diag_tm_results.F90</text:span></text:p>
      <text:p text:style-name="P1"><text:span text:style-name="T1"><text:s text:c="3"/></text:span></text:p>
      <text:p text:style-name="P1"><text:soft-page-break/><text:span text:style-name="T1">--first </text:span></text:p>
      <text:p text:style-name="P8"><text:span text:style-name="T1">----momt3d <text:tab/><text:tab/><text:tab/><text:tab/></text:span><text:span text:style-name="T7">moment</text:span><text:span text:style-name="T6">.F90</text:span></text:p>
      <text:p text:style-name="P8"><text:span text:style-name="T1">------Amtsp3 <text:tab/><text:tab/><text:tab/><text:tab/></text:span><text:span text:style-name="T7">moment</text:span><text:span text:style-name="T6">.F90</text:span></text:p>
      <text:p text:style-name="P1"><text:span text:style-name="T1">----xcalc3 <text:s text:c="24"/><text:tab/><text:tab/></text:span><text:span text:style-name="T6">particle.F90</text:span></text:p>
      <text:p text:style-name="P1"><text:span text:style-name="T1">------LOOP sortie</text:span></text:p>
      <text:p text:style-name="P8"><text:span text:style-name="T1">----pack_com <text:tab/><text:tab/><text:tab/><text:tab/></text:span><text:span text:style-name="T6">particle_</text:span><text:span text:style-name="T7">com</text:span><text:span text:style-name="T6">.F90</text:span></text:p>
      <text:p text:style-name="P1"><text:span text:style-name="T1">------pre_communication <text:tab/><text:tab/></text:span><text:span text:style-name="T7">particle_com.F90</text:span></text:p>
      <text:p text:style-name="P8"><text:span text:style-name="T1">------pack_part <text:tab/><text:tab/><text:tab/></text:span><text:span text:style-name="T6">particle_</text:span><text:span text:style-name="T7">com</text:span><text:span text:style-name="T6">.F90</text:span></text:p>
      <text:p text:style-name="P8"><text:span text:style-name="T1">------communication <text:tab/><text:tab/><text:tab/></text:span><text:span text:style-name="T6">particle_</text:span><text:span text:style-name="T7">com</text:span><text:span text:style-name="T6">.F90</text:span></text:p>
      <text:p text:style-name="P8"><text:span text:style-name="T1">------rangement <text:tab/><text:tab/><text:tab/></text:span><text:span text:style-name="T6">particle_</text:span><text:span text:style-name="T7">com</text:span><text:span text:style-name="T6">.F90</text:span></text:p>
      <text:p text:style-name="P1"><text:span text:style-name="T1">----new_particles <text:s text:c="18"/>/***************/</text:span></text:p>
      <text:p text:style-name="P8"><text:span text:style-name="T1">----momt3d <text:tab/><text:tab/><text:tab/><text:tab/></text:span><text:span text:style-name="T7">moment</text:span><text:span text:style-name="T6">.F90</text:span></text:p>
      <text:p text:style-name="P8"><text:span text:style-name="T1">------Bmtsp3 <text:s text:c="22"/><text:tab/><text:tab/></text:span><text:span text:style-name="T7">moment</text:span><text:span text:style-name="T6">.F90</text:span></text:p>
      <text:p text:style-name="P1"><text:span text:style-name="T1">--cam3 <text:s text:c="13"/>/***************************************/ </text:span></text:p>
      <text:p text:style-name="P6"><text:span text:style-name="T1">----calc_field <text:tab/><text:tab/><text:tab/><text:tab/></text:span><text:span text:style-name="T2">field.F90</text:span></text:p>
      <text:p text:style-name="P6"><text:span text:style-name="T1">------pecalc <text:tab/><text:tab/><text:tab/><text:tab/></text:span><text:span text:style-name="T2">field_pe.F90</text:span></text:p>
      <text:p text:style-name="P1"><text:span text:style-name="T1"><text:s text:c="12"/>LOOP</text:span></text:p>
      <text:p text:style-name="P6"><text:span text:style-name="T1">------ecalc3 <text:tab/><text:tab/><text:tab/><text:tab/></text:span><text:span text:style-name="T2">field_e.F90</text:span></text:p>
      <text:p text:style-name="P6"><text:span text:style-name="T1">------bcalc3 <text:tab/><text:tab/><text:tab/><text:tab/></text:span><text:span text:style-name="T2">field_</text:span><text:span text:style-name="T5">b</text:span><text:span text:style-name="T2">.F90</text:span></text:p>
      <text:p text:style-name="P1"><text:span text:style-name="T1"><text:s text:c="12"/>END LOOP</text:span></text:p>
      <text:p text:style-name="P8"><text:span text:style-name="T1">----momad <text:tab/><text:tab/><text:tab/><text:tab/></text:span><text:span text:style-name="T7">moment</text:span><text:span text:style-name="T6">.F90</text:span></text:p>
      <text:p text:style-name="P6"><text:span text:style-name="T1">------pecalc <text:tab/><text:tab/><text:tab/><text:tab/></text:span><text:span text:style-name="T2">field_</text:span><text:span text:style-name="T5">p</text:span><text:span text:style-name="T2">e.F90</text:span></text:p>
      <text:p text:style-name="P6"><text:span text:style-name="T1">------ecalc3 <text:tab/><text:tab/><text:tab/><text:tab/></text:span><text:span text:style-name="T2">field_e.F90</text:span></text:p>
      <text:p text:style-name="P12"><text:span text:style-name="T1">------MEfield <text:tab/><text:tab/><text:tab/><text:tab/></text:span><text:span text:style-name="T2">field_e.F90</text:span></text:p>
      <text:p text:style-name="P8"><text:span text:style-name="T1">------momad3r <text:tab/><text:tab/><text:tab/></text:span><text:span text:style-name="T7">moment</text:span><text:span text:style-name="T6">.F90</text:span></text:p>
      <text:p text:style-name="P7"><text:span text:style-name="T1">----move <text:s text:c="20"/><text:tab/><text:tab/><text:tab/></text:span><text:span text:style-name="T6">particle.F90</text:span></text:p>
      <text:p text:style-name="P6"><text:span text:style-name="T1">------pecalc <text:tab/><text:tab/><text:tab/><text:tab/></text:span><text:span text:style-name="T2">field_pe.F90</text:span></text:p>
      <text:p text:style-name="P6"><text:span text:style-name="T1">------ecalc3 <text:tab/><text:tab/><text:tab/><text:tab/></text:span><text:span text:style-name="T2">field_e.F90</text:span></text:p>
      <text:p text:style-name="P7"><text:span text:style-name="T1">------mvsp3r <text:tab/><text:tab/><text:tab/><text:tab/></text:span><text:span text:style-name="T6">particle.F90</text:span></text:p>
      <text:p text:style-name="P7"><text:span text:style-name="T1">--------vcalc3 <text:tab/><text:tab/><text:tab/><text:tab/></text:span><text:span text:style-name="T6">particle.F90</text:span></text:p>
      <text:p text:style-name="P8"><text:span text:style-name="T1">--------Amtsp3 <text:s text:c="18"/><text:tab/><text:tab/></text:span><text:span text:style-name="T7">moment</text:span><text:span text:style-name="T6">.F90</text:span></text:p>
      <text:p text:style-name="P7"><text:span text:style-name="T1">--------xcalc3 <text:tab/><text:tab/><text:tab/><text:tab/></text:span><text:span text:style-name="T6">particle.F90</text:span></text:p>
      <text:p text:style-name="P1"><text:span text:style-name="T1">----------LOOP sortie</text:span></text:p>
      <text:p text:style-name="P8"><text:span text:style-name="T1">--------pack_com<text:tab/><text:tab/><text:tab/></text:span><text:span text:style-name="T6">particle_</text:span><text:span text:style-name="T7">com</text:span><text:span text:style-name="T6">.F90</text:span><text:span text:style-name="T1"> </text:span></text:p>
      <text:p text:style-name="P8"><text:span text:style-name="T1">----------pre_communication <text:tab/><text:tab/></text:span><text:span text:style-name="T6">particle_</text:span><text:span text:style-name="T7">com</text:span><text:span text:style-name="T6">.F90</text:span></text:p>
      <text:p text:style-name="P8"><text:span text:style-name="T1">----------pack_part <text:tab/><text:tab/><text:tab/></text:span><text:span text:style-name="T6">particle_</text:span><text:span text:style-name="T7">com</text:span><text:span text:style-name="T6">.F90</text:span></text:p>
      <text:p text:style-name="P8"><text:span text:style-name="T1">----------communication <text:tab/><text:tab/></text:span><text:span text:style-name="T6">particle_</text:span><text:span text:style-name="T7">com</text:span><text:span text:style-name="T6">.F90</text:span></text:p>
      <text:p text:style-name="P8"><text:span text:style-name="T1">----------rangement <text:tab/><text:tab/><text:tab/></text:span><text:span text:style-name="T6">particle_</text:span><text:span text:style-name="T7">com</text:span><text:span text:style-name="T6">.F90</text:span></text:p>
      <text:p text:style-name="P1"><text:span text:style-name="T1">--------new_particles </text:span></text:p>
      <text:p text:style-name="P8"><text:span text:style-name="T1">--------Bmtsp3 <text:s text:c="15"/><text:tab/><text:tab/></text:span><text:span text:style-name="T7">moment</text:span><text:span text:style-name="T6">.F90</text:span></text:p>
      <text:p text:style-name="P6"><text:span text:style-name="T1">----calc_field <text:s text:c="15"/><text:tab/><text:tab/></text:span><text:span text:style-name="T2">field.F90</text:span></text:p>
      <text:p text:style-name="P6"><text:span text:style-name="T1">------pecalc <text:tab/><text:tab/><text:tab/><text:tab/></text:span><text:span text:style-name="T2">field_pe.F90</text:span></text:p>
      <text:p text:style-name="P1"><text:span text:style-name="T1"><text:s text:c="12"/>LOOP</text:span></text:p>
      <text:p text:style-name="P6"><text:span text:style-name="T1">------ecalc3 <text:s text:c="20"/><text:tab/><text:tab/></text:span><text:span text:style-name="T2">field_e.F90</text:span></text:p>
      <text:p text:style-name="P6"><text:span text:style-name="T1">------bcalc3 <text:tab/><text:tab/><text:tab/><text:tab/></text:span><text:span text:style-name="T2">field_</text:span><text:span text:style-name="T5">b</text:span><text:span text:style-name="T2">.F90</text:span></text:p>
      <text:p text:style-name="P1"><text:span text:style-name="T1"><text:s text:c="12"/>END LOOP <text:s text:c="9"/>/***************/</text:span></text:p>
      <text:p text:style-name="P1"><text:span text:style-name="T1">----energy_proc <text:s text:c="14"/>/* DIAGNOSTIC ENERGY */</text:span></text:p>
      <text:p text:style-name="P1"><text:span text:style-name="T1"><text:s text:c="20"/>/***************************************/</text:span></text:p>
      <text:p text:style-name="P8"><text:span text:style-name="T1">– Dmtsp3 <text:tab/><text:tab/><text:tab/><text:tab/></text:span><text:span text:style-name="T7">moment</text:span><text:span text:style-name="T6">.F90</text:span></text:p>
      <text:p text:style-name="P15"><text:span text:style-name="T1"><text:tab/><text:tab/><text:tab/><text:tab/><text:tab/><text:tab/><text:tab/> <text:s text:c="17"/><text:tab/><text:tab/></text:span><text:span text:style-name="T13">D</text:span><text:span text:style-name="T16">iagnostics</text:span></text:p>
      <text:p text:style-name="P15"><text:span text:style-name="T25">diag_all</text:span></text:p>
      <text:p text:style-name="P15"><text:span text:style-name="T1">– wrt_fields <text:tab/><text:tab/><text:tab/><text:tab/></text:span><text:span text:style-name="T9">diag_fields.F90</text:span></text:p>
      <text:p text:style-name="P15"><text:soft-page-break/><text:span text:style-name="T1">– wrt_particles <text:tab/><text:tab/><text:tab/></text:span><text:span text:style-name="T9">diag_particles.F90</text:span></text:p>
      <text:p text:style-name="P15"><text:span text:style-name="T1">– wrt_tm_results <text:tab/><text:tab/><text:tab/></text:span><text:span text:style-name="T9">diag_tm_results.F90</text:span></text:p>
      <text:p text:style-name="P15"><text:span text:style-name="T1">wrt_restart </text:span></text:p>
      <text:p text:style-name="P8"><text:span text:style-name="T1"/></text:p>
      <text:p text:style-name="P8"><text:span text:style-name="T1">--Emtsp3 <text:s text:c="24"/><text:tab/><text:tab/></text:span><text:span text:style-name="T7">moment</text:span><text:span text:style-name="T6">.F90</text:span></text:p>
      <text:p text:style-name="P1"><text:span text:style-name="T1">--last <text:s text:c="13"/>/***************************************/ <text:s text:c="4"/></text:span></text:p>
      <text:p text:style-name="P7"><text:span text:style-name="T1">----xcalc3 <text:s text:c="22"/><text:tab/><text:tab/></text:span><text:span text:style-name="T6">particle.F90</text:span></text:p>
      <text:p text:style-name="P1"><text:span text:style-name="T1">------LOOP sortie</text:span></text:p>
      <text:p text:style-name="P8"><text:span text:style-name="T1">----pack_com <text:tab/><text:tab/><text:tab/><text:tab/></text:span><text:span text:style-name="T6">particle_</text:span><text:span text:style-name="T7">com</text:span><text:span text:style-name="T6">.F90</text:span></text:p>
      <text:p text:style-name="P8"><text:span text:style-name="T1">------pre_communication <text:tab/><text:tab/></text:span><text:span text:style-name="T6">particle_</text:span><text:span text:style-name="T7">com</text:span><text:span text:style-name="T6">.F90</text:span></text:p>
      <text:p text:style-name="P8"><text:span text:style-name="T1">------pack_part <text:s text:c="16"/><text:tab/><text:tab/></text:span><text:span text:style-name="T6">particle_</text:span><text:span text:style-name="T7">com</text:span><text:span text:style-name="T6">.F90</text:span></text:p>
      <text:p text:style-name="P8"><text:span text:style-name="T1">------communication <text:tab/><text:tab/><text:tab/></text:span><text:span text:style-name="T6">particle_</text:span><text:span text:style-name="T7">com</text:span><text:span text:style-name="T6">.F90</text:span></text:p>
      <text:p text:style-name="P8"><text:span text:style-name="T1">------rangement <text:tab/><text:tab/><text:tab/></text:span><text:span text:style-name="T6">particle_</text:span><text:span text:style-name="T7">com</text:span><text:span text:style-name="T6">.F90</text:span></text:p>
      <text:p text:style-name="P1"><text:span text:style-name="T1">----new_particles <text:s text:c="15"/>/***************/</text:span></text:p>
      <text:p text:style-name="P8"><text:span text:style-name="T1">----momt3d <text:tab/><text:tab/><text:tab/><text:tab/></text:span><text:span text:style-name="T7">moment</text:span><text:span text:style-name="T6">.F90</text:span></text:p>
      <text:p text:style-name="P8"><text:span text:style-name="T1">------Cmtsp3 <text:tab/><text:tab/><text:tab/><text:tab/></text:span><text:span text:style-name="T7">moment</text:span><text:span text:style-name="T6">.F90</text:span></text:p>
      <text:p text:style-name="P6"><text:span text:style-name="T1">----pecalc <text:tab/><text:tab/><text:tab/><text:tab/></text:span><text:span text:style-name="T2">field_pe.F90</text:span></text:p>
      <text:p text:style-name="P6"><text:span text:style-name="T1">----ecalc3 <text:s text:c="9"/><text:tab/><text:tab/><text:tab/></text:span><text:span text:style-name="T2">field_e.F90</text:span></text:p>
      <text:p text:style-name="P1"><text:span text:style-name="T1">--deallocation </text:span></text:p>
      <text:p text:style-name="P1"><text:span text:style-name="T1">--MPI_FINALI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ndard Symbols L" svg:font-family="'Standard Symbols L'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 </meta:initial-creator>
    <meta:creation-date>2011-05-02T14:31:07</meta:creation-date>
    <dc:date>2011-05-02T15:35:26</dc:date>
    <dc:creator>Seb </dc:creator>
    <meta:editing-duration>PT00H48M58S</meta:editing-duration>
    <meta:editing-cycles>13</meta:editing-cycles>
    <meta:generator>OpenOffice.org/3.2$Unix OpenOffice.org_project/320m15$Build-9492</meta:generator>
    <meta:document-statistic meta:table-count="0" meta:image-count="0" meta:object-count="0" meta:page-count="3" meta:paragraph-count="119" meta:word-count="358" meta:character-count="4081"/>
  </office:meta>
</office:document-meta>
</file>